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background-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5" text:outline-level="1">волшебство с паяльником в руках</text:h>
      <text:p text:style-name="Standard">крис касперски ака мыщъх</text:p>
      <text:p text:style-name="P3"/>
      <text:p text:style-name="P2"><text:span text:style-name="T1">эта статья для тех, кто не побоится взять паяльник в руки и пустить канифольный дымок внутрь своего </text:span><text:span text:style-name="T3">IBM PC</text:span><text:span text:style-name="T1">, чтобы починить его или немного усовершенствовать!</text:span></text:p>
      <text:h text:style-name="Heading_20_2" text:outline-level="2">один <text:span text:style-name="T2">LED</text:span> на двоих</text:h>
      <text:p text:style-name="P4">При подключении дополнительных винчестеров на внешних контроллеров (<text:span text:style-name="T2">SCSI</text:span> или <text:span text:style-name="T2">IDE</text:span>), возникают проблемы с индикацией. Светодиод — один и он уже занят материнской платой с основными <text:span text:style-name="T2">IDE</text:span>-контроллерами. Можно, конечно, просверлить в корпусе дырку и вывести наружу столько светодиодов, сколько потребуется, но это будет некрасиво и совсем не по-хакерски.</text:p>
      <text:p text:style-name="P4">Воспользовавшись следующей схемой, мы сможем подключить к одному светодиоду практически неограниченное количество контроллеров:</text:p>
      <text:p text:style-name="P1"/>
      <text:p text:style-name="P6">Рисунок <text:sequence text:ref-name="refРисунок0" text:name="Рисунок" text:formula="ooow:Рисунок+1" style:num-format="1">1</text:sequence> подключение нескольких контроллеров к одному светодиоду</text:p>
      <text:p text:style-name="P4">Для исключения "выгорания" контроллеров мы используем диоды Шоттки типа <text:span text:style-name="T2">BAT</text:span>46, которые можно содрать практически с любой материнской платы, оставшейся от апгрейда или купить в радиомагазине за копейки. Проверяя их целостность омметром не волнуйтесь, если стрелка не захочет отклоняться. Это свойство диода такое — открываться только при достижении определенного порогового напряжения. Вот необходимый даташит: http://ronja.twibright.com/datasheets/bat46.pdf</text:p>
      <text:p text:style-name="P1"/>
      <text:p text:style-name="P6">Рисунок <text:sequence text:ref-name="refРисунок1" text:name="Рисунок" text:formula="ooow:Рисунок+1" style:num-format="1">2</text:sequence> внешний вид диодов Шотки</text:p>
      <text:h text:style-name="Heading_20_2" text:outline-level="2"><text:span text:style-name="T2">LDE</text:span>-моддинг</text:h>
      <text:p text:style-name="P4">Два светодиода на передней панели (один из которых<text:span text:style-name="T2"> </text:span>–— <text:span text:style-name="T2">power</text:span>-<text:span text:style-name="T2">led</text:span> — постоянно горит), а другой — <text:span text:style-name="T2">HDD LED</text:span> оживленно мигает — это же настоящая нищета! Разве не интересно заглянуть во внутренний мир компьютера, прицепив светодиод буквально на каждую шину? Например, подключившись в выводу /<text:span text:style-name="T2">RAS</text:span> модуля памяти (115/154 выводы <text:span text:style-name="T2">DIMM</text:span>-слота на <text:span text:style-name="T2">SDR</text:span>/DDR соответственно) мы сможем наблюдать <text:span text:style-name="T2">p</text:span>а переключениями DRAM-страниц оперативной памяти, а 27/63 контакты будут мигать светодиодом при переключении микросхемы из режима чтения в режим записи! Достаточно взять в руку схему материнской платы (схемы рефересных плат бесплатно раздаются с сайта <text:span text:style-name="T2">Intel</text:span>) и через несколько минут наш <text:span text:style-name="T2">PC</text:span> превратится в рождественскую елку! Кстати, при выявлении причин сбоев это очень помогает.</text:p>
      <text:p text:style-name="P4">Вот только напрямую подцеплять светодиоды ни в коем случае нельзя! Ну уже хотя бы потому, что шины и так работают на пределе и при попытке их удлинения, все падает в тартарары. Приходится хитрить, воспользовавшись, операционным усилителем, таким например как, <text:span text:style-name="T2">LM</text:span>358, который легко содрать с любой матери, видео-карты или купить на рынке. Вот его даташит: http://www.ensc.sfu.ca/reference/data-sheets/LM358.PDF, а вот типовая схема подключения (<text:span text:style-name="T4">см. рис 3</text:span>).</text:p>
      <text:p text:style-name="P1"/>
      <text:p text:style-name="P6">Рисунок <text:sequence text:ref-name="refРисунок2" text:name="Рисунок" text:formula="ooow:Рисунок+1" style:num-format="1">3</text:sequence> схема подключения дополнительного светодиода</text:p>
      <text:p text:style-name="P4">Каждая микросхема <text:span text:style-name="T2">LM</text:span>358 включает в себя целых два операционных усилителя, а значит, что она может обслуживать сразу два независимых светодиода. Сама микросхема монтируется прямо на материнскую плату, непосредственно на интересующий нас вывод, а светодиод может быть выведен гибким шнуром на переднюю панель или даже в соседнюю комнату.</text:p>
      <text:p text:style-name="P4">Незадействованные усилители легким движением руки превращаются в тактовые генераторы (<text:span text:style-name="T4">см. рис. 4</text:span>) и подключенные к ним светодиоды будут монотонно мигать, имитируя работу сердца.</text:p>
      <text:p text:style-name="P1"/>
      <text:p text:style-name="P6"><text:soft-page-break/>Рисунок <text:sequence text:ref-name="refРисунок3" text:name="Рисунок" text:formula="ooow:Рисунок+1" style:num-format="1">4</text:sequence> пульсовый генератор на <text:span text:style-name="T2">LM</text:span>358</text:p>
      <text:p text:style-name="P4">На самом деле, приведенная схема очень условна. Во-первых, не всегда на интересующем нас выводу будет положительный уровень, поэтому порядок подключения + и - приходится определять либо "по науке" (сверясь со схемой), либо "экспериментально" (если подсоединить неправильно ничего не сгорит, просто светодиод моргать не будет). Во-вторых, работа компьютера после такого варварского вмешательства рискует стать нестабильной, так что на высоких частотах ее лучше не применять.</text:p>
      <text:p text:style-name="P4">Правильное решение (выдернутое из схемы на материнскую плату <text:span text:style-name="T2">Intel </text:span>100<text:span text:style-name="T2"> MHz</text:span> <text:span text:style-name="T2">Pentium</text:span>(<text:span text:style-name="T2">tm</text:span>) <text:span text:style-name="T2">II</text:span> <text:span text:style-name="T2">processor</text:span>/440<text:span text:style-name="T2">BX</text:span>) выглядит так (<text:span text:style-name="T4">см. рис. 5</text:span>). Проверено — оно работает и на более высоких частотах, вплоть до <text:span text:style-name="T2">Pentium</text:span>-4.</text:p>
      <text:p text:style-name="P1"/>
      <text:p text:style-name="P6">Рисунок <text:sequence text:ref-name="refРисунок4" text:name="Рисунок" text:formula="ooow:Рисунок+1" style:num-format="1">5</text:sequence> "правильная" схема подключения контрольных светодиодов от <text:span text:style-name="T2">Intel</text:span></text:p>
      <text:p text:style-name="P4">Основной всего служит штучка 74<text:span text:style-name="T2">ALS</text:span>08 (вот ссылка на даташит http://www.standardics.philips.com/products/als/pdf/74als08.pdf). Это так называемый "Quad 2-input AND gate" (2х входной И - вентиль, в количестве 4х штук в одном корпусе), со свитой резисторов и конденсаторов, подавляющих помехи. Как и следует из его названия, он обслуживает две "контрольных" точки, выводимые на один-единственный светодиод. Все детали легко содрать с любой платы, таким их просто — табун, так что на рынок идти совершенно необязательно.</text:p>
      <text:p text:style-name="P4">Главное — запастись светодиодами. Яркими и, желательно, разноцветными (для увеличения яркости в <text:span text:style-name="T2">J</text:span>28 можно "воткнуть" вышеописанный операционный усилитель).</text:p>
      <text:h text:style-name="Heading_20_2" text:outline-level="2">два цвета в одном</text:h>
      <text:p text:style-name="P4">На многих материнских платах расположен светодиод, горящий в рабочем режиме одним цветом, а в ждущем — другим. Светодиод, расположенный на лицевой панели некоторых системных блоков, обычно ведет себя точно также, но... "обычно" это еще не всегда (у старых системных блоков вообще никогда).</text:p>
      <text:p text:style-name="P4">На самом деле этой беде легко помочь! В большинстве случаев даже не понадобиться трогать паяльник! Рассмотрим типовую схему подключения <text:span text:style-name="T2">POWER</text:span> <text:span text:style-name="T2">LED</text:span>'а (<text:span text:style-name="T4">см. рис. 6</text:span>)</text:p>
      <text:p text:style-name="P1"/>
      <text:p text:style-name="P6">Рисунок <text:sequence text:ref-name="refРисунок5" text:name="Рисунок" text:formula="ooow:Рисунок+1" style:num-format="1">6</text:sequence> типовая схема подключения <text:span text:style-name="T2">Power</text:span> <text:span text:style-name="T2">LED</text:span>'а</text:p>
      <text:p text:style-name="P4">На плате (<text:span text:style-name="T2">ON</text:span> <text:span text:style-name="T2">BOARD</text:span>) расположен двухцветный (<text:span text:style-name="T2">DUAL</text:span>-<text:span text:style-name="T2">COLOR</text:span>) светодиод. Ну это такой специальный светодиод, содержащий два <text:span text:style-name="T2">LED</text:span>'а в одном флаконе. Выбор нужного цвета осуществляется полярностью. Параллельно <text:span text:style-name="T2">ON</text:span>-<text:span text:style-name="T2">BOARD</text:span> <text:span text:style-name="T2">LED</text:span>'у расположен <text:span text:style-name="T2">CHASSIS</text:span> <text:span text:style-name="T2">POWER</text:span> <text:span text:style-name="T2">LED</text:span>, что в переводе на русский язык означает "светодиод, выведенный на корпус". То есть, все необходимые ингредиенты у нас уже есть!</text:p>
      <text:p text:style-name="P4">Способ номер один — выкусываем старый светодиод с лицевой панели и ставим на его место новый <text:span text:style-name="T2">DUAL</text:span>-<text:span text:style-name="T2">COLOR</text:span>, который можно взять со старой платы или в магазине. Все! Теперь он будет светиться двумя разными цветами! Способ номер два — подключаем к старому светодиоду еще один светодиод другого цвета и другой полярностью (минус этого решения в том, что придется дырявить лицевую панель, что не есть хорошо, а впрочем... так даже красивее).</text:p>
      <text:h text:style-name="Heading_20_2" text:outline-level="2">когда индикатор лжет</text:h>
      <text:p text:style-name="P4">Невероятно, но факт, <text:span text:style-name="T2">HDD LED</text:span> на самом деле отображает активность шины <text:span text:style-name="T2">IDE</text:span> и подмигивает любому <text:span text:style-name="T2">ATA</text:span>/<text:span text:style-name="T2">ATAPI</text:span> устройству (например, <text:span text:style-name="T2">DVD</text:span>-приводу или <text:span text:style-name="T2">CD</text:span>-<text:span text:style-name="T2">ROM</text:span>), что вносит дикую путаницу в процесс и нервирует начинающих пользователей, иногда даже сдающих компьютер в ремонт. Против схемотехники, конечно, не попрешь, но мы знаем как быть!!!</text:p>
      <text:p text:style-name="P1"/>
      <text:p text:style-name="P6">Рисунок <text:sequence text:ref-name="refРисунок6" text:name="Рисунок" text:formula="ooow:Рисунок+1" style:num-format="1">7</text:sequence> <text:span text:style-name="T2">HDD</text:span> индикатор на самом деле отражает активность всех <text:span text:style-name="T2">ATA</text:span>/<text:span text:style-name="T2">ATAPI</text:span> устоойств</text:p>
      <text:p text:style-name="P4">Разносим <text:span text:style-name="T2">HDD</text:span> и <text:span text:style-name="T2">CD</text:span>-<text:span text:style-name="T2">ROM</text:span>/<text:span text:style-name="T2">DVD</text:span>-<text:span text:style-name="T2">ROM</text:span> по разным шлейфам (если не сделали этого сразу), берем в руки лупу и, вооружившись омметром, ищем куда идет питающий вывод <text:span text:style-name="T2">IDE</text:span>-<text:span text:style-name="T2">LED</text:span>'а (противоположный тому, что подключается к массе). Рано или поздно мы "врежемся" в микросхему 74<text:span text:style-name="T2">ALS</text:span>08 или нечто подобное ей (<text:span text:style-name="T4">см. рис. 5</text:span>). Глотнув винца для храбрости, <text:soft-page-break/>аккуратно перерезаем 2й вывод микросхемы (или отпаиваем его, удаляя припой отсосом или обыкновенной медицинской иглой — иглы для капельниц предпочтительнее).</text:p>
      <text:p text:style-name="P4">С этого момента <text:span text:style-name="T2">HDD</text:span> <text:span text:style-name="T2">LED</text:span> будет подмигивать только одному <text:span text:style-name="T2">IDE</text:span>-каналу, на котором размещен жесткий диск, игнорируя второй с <text:span text:style-name="T2">CD</text:span>-<text:span text:style-name="T2">ROM</text:span>'ом. Главное не перепутать каналы! Впрочем, этот процесс легко обратим и отпаянный вывод можно припаять вновь.</text:p>
      <text:h text:style-name="Heading_20_2" text:outline-level="2">реанимация <text:span text:style-name="T2">USB</text:span>-портов, мыши и клавиатуры</text:h>
      <text:p text:style-name="P4"><text:span text:style-name="T2">USB</text:span>-порты мрут как мухи, особенно когда к ним через разветвитель подключается несколько мощных устройств, с которыми они уже не справляются. К счастью, на современных компьютеров количество <text:span text:style-name="T2">USB</text:span> портов обычно достигает четырех - шести и смерть одного из них, это конечно же трагедия, но все-таки не приговор. Если материнская плата еще на гарантии можно попытаться отнести ее в ремонт (только вас могут развернуть, придав для скорости пинка).</text:p>
      <text:p text:style-name="P4">Расследование, проведенное мыщъх'ом показало, что в подавляющем большинстве случав "горит" не сам порт, а предусмотренный мудрыми конструкторами плавкий предохранитель, который легко найти, если двигаться вдоль печатной магистрали от первого вывода <text:span text:style-name="T2">USB</text:span>-разъема (<text:span text:style-name="T2">VCC</text:span>) в глубину материнской платы. Предохранитель обозначается латинской буковой <text:span text:style-name="T2">F</text:span> и по обыкновению соседствует с резисторами и конденсаторами (<text:span text:style-name="T4">см. рис 8</text:span>). Прозвоните его омметром — если он покажет обрыв, с некоторым риском предохранитель можно просто перемкнуть, хотя правильнее заменить его таким же точно или аналогичным, рассчитанным на ток 1,5<text:span text:style-name="T2"> </text:span>- 2,0<text:span text:style-name="T2"> A</text:span>. Чаще всего после этой несложной операции <text:span text:style-name="T2">USB</text:span> "оживает".</text:p>
      <text:p text:style-name="P1"/>
      <text:p text:style-name="P6">Рисунок <text:sequence text:ref-name="refРисунок7" text:name="Рисунок" text:formula="ooow:Рисунок+1" style:num-format="1">8</text:sequence> предохранители, охраняющие <text:span text:style-name="T2">USB</text:span>-порты на плате <text:span text:style-name="T2">F</text:span>1 и <text:span text:style-name="T2">F</text:span>2</text:p>
      <text:p text:style-name="P4">Аналогичные предохранители защищают мышь и клавиатуру от неправильного включения и еще кое от чего (<text:span text:style-name="T4">см. рис. 9</text:span>). Как-то раз мыщъх'ный друг включил старый-старый джойстик, оставшийся от компьютера <text:span text:style-name="T2">ZX</text:span>-<text:span text:style-name="T2">Spectrum</text:span>, в клавиатурный <text:span text:style-name="T2">DIN</text:span>-разъем. Думал поиграть! Поиграть не получилось, а клавиатура, увы, умерла. К счастью, весь предохранитель принял весь удар на себя (номинальный ток 1,35<text:span text:style-name="T2">A</text:span>), после замены которого клавиатура ожила и компьютер заработал как не бывало!</text:p>
      <text:p text:style-name="P1"/>
      <text:p text:style-name="P6">Рисунок<text:span text:style-name="T2"> </text:span><text:sequence text:ref-name="refРисунок8" text:name="Рисунок" text:formula="ooow:Рисунок+1" style:num-format="1">9</text:sequence><text:span text:style-name="T2"> </text:span>предохранители, охраняющие клавиатуру и мыш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5-02T00:40:00</dc:date>
    <meta:editing-cycles>136</meta:editing-cycles>
    <meta:editing-duration>PT3H19M</meta:editing-duration>
    <meta:document-statistic meta:table-count="0" meta:image-count="0" meta:object-count="0" meta:page-count="3" meta:paragraph-count="38" meta:word-count="1202" meta:character-count="8719" meta:non-whitespace-character-count="7541"/>
    <meta:generator>LibreOffice/5.2.3.3$Linux_X86_64 LibreOffice_project/20m0$Build-3</meta:generator>
  </office:meta>
</office:document-meta>
</file>